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Idea: Event-Driven E-learning Platform with Progress Tracking and Gamification (Simulated)</text:h>
      <text:p text:style-name="Text_20_body">This project focuses on building a scalable and highly interactive e-learning platform that <text:span text:style-name="Emphasis">simulates</text:span> user enrollment, course progression, quiz taking, and gamified achievements. It offers an excellent opportunity to explore event-driven architectures, real-time feedback mechanisms, complex data processing, and robust security, all without requiring any specialized hardware. The "learning content" and "user interactions" will be digital and managed entirely by the backend services.</text:p>
      <text:h text:style-name="Heading_20_2" text:outline-level="2">High-Level Architecture</text:h>
      <text:p text:style-name="Text_20_body">The platform will consist of several interconnected microservices, communicating primarily via message queues for asynchronous tasks and WebSockets for real-time updates:</text:p>
      <text:list xml:id="list2039501926" text:style-name="L1">
        <text:list-item>
          <text:p text:style-name="P1"><text:span text:style-name="Strong_20_Emphasis">User &amp; Authentication Service:</text:span> Manages user accounts (students, instructors, administrators), authentication (login, registration), user profiles, and roles within the platform.</text:p>
        </text:list-item>
        <text:list-item>
          <text:p text:style-name="P1"><text:span text:style-name="Strong_20_Emphasis">Course Management Service:</text:span> Handles creation, editing, and retrieval of course content (modules, lessons, quizzes). This service will manage <text:span text:style-name="Emphasis">mock course data</text:span> and simulate content delivery.</text:p>
        </text:list-item>
        <text:list-item>
          <text:p text:style-name="P1"><text:span text:style-name="Strong_20_Emphasis">Enrollment Service:</text:span> Manages user enrollments in courses, tracks their progress through course modules, and updates completion statuses.</text:p>
        </text:list-item>
        <text:list-item>
          <text:p text:style-name="P1"><text:span text:style-name="Strong_20_Emphasis">Quiz &amp; Assessment Service:</text:span> Manages quiz questions, answers, and handles <text:span text:style-name="Emphasis">simulated</text:span> user submissions and grading. It can also manage different types of assessments.</text:p>
        </text:list-item>
        <text:list-item>
          <text:p text:style-name="P1"><text:span text:style-name="Strong_20_Emphasis">Gamification &amp; Achievement Service:</text:span> Defines and tracks gamified elements like points, badges, and leaderboards. It awards achievements based on <text:span text:style-name="Emphasis">simulated</text:span> user actions (e.g., completing a module, passing a quiz).</text:p>
        </text:list-item>
        <text:list-item>
          <text:p text:style-name="P1"><text:span text:style-name="Strong_20_Emphasis">Notification Service:</text:span> Sends alerts (e.g., "course enrollment confirmed," "quiz graded," "new badge awarded," "course updated") to users via simulated emails or in-app notifications.</text:p>
        </text:list-item>
        <text:list-item>
          <text:p text:style-name="P1"><text:span text:style-name="Strong_20_Emphasis">Analytics &amp; Reporting Service:</text:span> Captures and stores all <text:span text:style-name="Emphasis">simulated</text:span> user activities, course progress, quiz results, and gamification data. It performs aggregated analysis on learning patterns, course engagement, and achievement trends.</text:p>
        </text:list-item>
        <text:list-item>
          <text:p text:style-name="P1"><text:span text:style-name="Strong_20_Emphasis">API Gateway &amp; Real-time Dashboard:</text:span> Provides a unified entry point for frontend applications, routing requests to the appropriate microservices. It also facilitates real-time updates (e.g., live progress tracking, leaderboard changes) via WebSocket connections.</text:p>
        </text:list-item>
      </text:list>
      <text:h text:style-name="Heading_20_2" text:outline-level="2"><text:soft-page-break/>How the Project Addresses Your Requirements</text:h>
      <text:p text:style-name="Text_20_body">This project is meticulously designed to cover nearly all the advanced Node.js and system design topics you're focusing on, using simulation to effectively handle the "no hardware" constraint.</text:p>
      <text:h text:style-name="Heading_20_3" text:outline-level="3">1. Event-Driven Architecture (using Node.js's EventEmitter)</text:h>
      <text:list xml:id="list3174039613" text:style-name="L2">
        <text:list-item>
          <text:p text:style-name="P2"><text:span text:style-name="Strong_20_Emphasis">Implementation:</text:span> Within individual services, <text:span text:style-name="Source_20_Text">EventEmitter</text:span> can be used for internal event handling. For instance, in the <text:span text:style-name="Source_20_Text">Quiz &amp; Assessment Service</text:span>, after a <text:span text:style-name="Emphasis">simulated</text:span> quiz submission is graded, it could emit a <text:span text:style-name="Source_20_Text">quiz-graded</text:span> event to trigger internal score updates.</text:p>
        </text:list-item>
        <text:list-item>
          <text:p text:style-name="P2"><text:span text:style-name="Strong_20_Emphasis">Microservices:</text:span> The primary communication <text:span text:style-name="Emphasis">between</text:span> microservices will be highly event-driven. Actions like <text:span text:style-name="Source_20_Text">course.enrolled</text:span>, <text:span text:style-name="Source_20_Text">lesson.completed</text:span>, <text:span text:style-name="Source_20_Text">quiz.submitted</text:span>, or <text:span text:style-name="Source_20_Text">badge.awarded</text:span> will be published to message queues, triggering asynchronous actions in other relevant services (e.g., Enrollment Service updates progress, Gamification Service awards points, Notification Service sends alerts, Analytics Service logs activity).</text:p>
        </text:list-item>
      </text:list>
      <text:h text:style-name="Heading_20_3" text:outline-level="3">2. Streams for Efficient Data Processing</text:h>
      <text:list xml:id="list3358300059" text:style-name="L3">
        <text:list-item>
          <text:p text:style-name="P3"><text:span text:style-name="Strong_20_Emphasis">Use Cases:</text:span></text:p>
          <text:list>
            <text:list-item>
              <text:p text:style-name="P3"><text:span text:style-name="Strong_20_Emphasis">Course Management Service:</text:span> Efficiently handle importing large volumes of <text:span text:style-name="Emphasis">mock course content</text:span> (e.g., lessons as large text files, multiple-choice questions from CSVs) using readable streams. Similarly, exporting comprehensive course outlines or user progress reports can utilize writable streams.</text:p>
            </text:list-item>
            <text:list-item>
              <text:p text:style-name="P3"><text:span text:style-name="Strong_20_Emphasis">Analytics &amp; Reporting Service:</text:span> Ingesting and processing high volumes of <text:span text:style-name="Emphasis">simulated</text:span> user activity logs or generating aggregated progress reports can leverage readable and transform streams for memory-efficient operations.</text:p>
            </text:list-item>
            <text:list-item>
              <text:p text:style-name="P3"><text:span text:style-name="Strong_20_Emphasis">Quiz &amp; Assessment Service:</text:span> Processing and loading large sets of quiz questions or student answers could also benefit from streams.</text:p>
            </text:list-item>
          </text:list>
        </text:list-item>
      </text:list>
      <text:h text:style-name="Heading_20_3" text:outline-level="3">3. Worker Threads for Parallel Processing</text:h>
      <text:list xml:id="list167993452" text:style-name="L4">
        <text:list-item>
          <text:p text:style-name="P4"><text:span text:style-name="Strong_20_Emphasis">Use Cases:</text:span></text:p>
          <text:list>
            <text:list-item>
              <text:p text:style-name="P4"><text:span text:style-name="Strong_20_Emphasis">Quiz &amp; Assessment Service:</text:span> CPU-intensive tasks such as grading complex <text:span text:style-name="Emphasis">simulated</text:span> essay questions (if you implement basic NLP for scoring), or bulk grading of multiple submissions, can be offloaded to worker threads to prevent blocking the main event loop and ensure the application remains responsive.</text:p>
            </text:list-item>
            <text:list-item>
              <text:p text:style-name="P4"><text:span text:style-name="Strong_20_Emphasis">Gamification &amp; Achievement Service:</text:span> Complex calculations for updating leaderboards across many users or evaluating sophisticated achievement criteria can be computationally demanding and are ideal candidates for worker threads.</text:p>
            </text:list-item>
            <text:list-item>
              <text:p text:style-name="P4"><text:span text:style-name="Strong_20_Emphasis">Analytics &amp; Reporting Service:</text:span> Generating extensive analytical reports or performing intensive data aggregation (e.g., calculating average completion times for courses) is a perfect fit for worker threads.</text:p>
            </text:list-item>
            <text:list-item>
              <text:p text:style-name="P4"><text:soft-page-break/><text:span text:style-name="Strong_20_Emphasis">Course Management Service:</text:span> Tasks like converting <text:span text:style-name="Emphasis">mock</text:span> course material formats (e.g., markdown to HTML) or generating PDF versions of lessons could also use worker threads.</text:p>
            </text:list-item>
          </text:list>
        </text:list-item>
      </text:list>
      <text:h text:style-name="Heading_20_3" text:outline-level="3">4. Microservice Architecture with Message Queues</text:h>
      <text:list xml:id="list2884837536" text:style-name="L5">
        <text:list-item>
          <text:p text:style-name="P5"><text:span text:style-name="Strong_20_Emphasis">Design:</text:span> Each service (User &amp; Auth, Course Management, Enrollment, Quiz &amp; Assessment, Gamification, Notification, Analytics, API Gateway) will be an independent Node.js Express (or Fastify) application.</text:p>
        </text:list-item>
        <text:list-item>
          <text:p text:style-name="P5"><text:span text:style-name="Strong_20_Emphasis">Communication:</text:span> Services will primarily communicate asynchronously using a message queue (e.g., AWS SQS or RabbitMQ/Kafka).</text:p>
          <text:list>
            <text:list-item>
              <text:p text:style-name="P5">Example Flow: When the <text:span text:style-name="Source_20_Text">Enrollment Service</text:span> processes a <text:span text:style-name="Emphasis">simulated</text:span> course enrollment, it publishes a <text:span text:style-name="Source_20_Text">course.enrolled</text:span> event to a queue. The <text:span text:style-name="Source_20_Text">Gamification Service</text:span> consumes this to award initial points, and the <text:span text:style-name="Source_20_Text">Notification Service</text:span> consumes it to send a confirmation email.</text:p>
            </text:list-item>
          </text:list>
        </text:list-item>
      </text:list>
      <text:h text:style-name="Heading_20_3" text:outline-level="3">5. Performance Optimization &amp; Bottleneck Resolution</text:h>
      <text:list xml:id="list2231407756" text:style-name="L6">
        <text:list-item>
          <text:p text:style-name="P6"><text:span text:style-name="Strong_20_Emphasis">Profiling Tools:</text:span> Utilize Node.js's built-in profiler, <text:span text:style-name="Source_20_Text">clinic.js</text:span> (for flame graphs, doctor, bubbleprof), or <text:span text:style-name="Source_20_Text">0x</text:span> to analyze the performance of quiz grading, progress tracking updates, gamification calculations, and real-time dashboard updates.</text:p>
        </text:list-item>
        <text:list-item>
          <text:p text:style-name="P6"><text:span text:style-name="Strong_20_Emphasis">Optimization Techniques:</text:span></text:p>
          <text:list>
            <text:list-item>
              <text:p text:style-name="P6">Implement efficient algorithms for data processing and updates.</text:p>
            </text:list-item>
            <text:list-item>
              <text:p text:style-name="P6">Optimize database queries (see point 10).</text:p>
            </text:list-item>
            <text:list-item>
              <text:p text:style-name="P6">Leverage caching (see point 15) for frequently accessed course content or user progress.</text:p>
            </text:list-item>
            <text:list-item>
              <text:p text:style-name="P6">Utilize worker threads for CPU-bound tasks.</text:p>
            </text:list-item>
            <text:list-item>
              <text:p text:style-name="P6">Use highly performant logging libraries like <text:span text:style-name="Source_20_Text">Pino</text:span>.</text:p>
            </text:list-item>
          </text:list>
        </text:list-item>
      </text:list>
      <text:h text:style-name="Heading_20_3" text:outline-level="3">6. Advanced Security Mechanisms (OAuth/JWT, MFA)</text:h>
      <text:list xml:id="list2937325846" text:style-name="L7">
        <text:list-item>
          <text:p text:style-name="P7"><text:span text:style-name="Strong_20_Emphasis">JWT-based Authentication:</text:span> The <text:span text:style-name="Source_20_Text">User &amp; Authentication Service</text:span> will issue JWTs upon successful login. These JWTs will authenticate requests to all other services and WebSocket connections.</text:p>
        </text:list-item>
        <text:list-item>
          <text:p text:style-name="P7"><text:span text:style-name="Strong_20_Emphasis">OAuth/SSO Integration:</text:span> Integrate <text:span text:style-name="Source_20_Text">passport.js</text:span> to allow users to sign in using popular identity providers (e.g., Google, LinkedIn) for seamless access, simulating a real-world enterprise or consumer e-learning experience.</text:p>
        </text:list-item>
        <text:list-item>
          <text:p text:style-name="P7"><text:span text:style-name="Strong_20_Emphasis">Multi-Factor Authentication (MFA):</text:span> Implement TOTP-based MFA using a library like <text:span text:style-name="Source_20_Text">speakeasy</text:span> for enhanced security of user accounts, especially for instructors or administrators managing course content.</text:p>
        </text:list-item>
        <text:list-item>
          <text:p text:style-name="P7"><text:span text:style-name="Strong_20_Emphasis">Role-Based Access Control (RBAC):</text:span> Define roles like <text:span text:style-name="Source_20_Text">Admin</text:span>, <text:span text:style-name="Source_20_Text">Instructor</text:span>, <text:span text:style-name="Source_20_Text">Student</text:span>. The <text:span text:style-name="Source_20_Text">User &amp; Authentication Service</text:span> will manage granular permissions (e.g., <text:soft-page-break/><text:span text:style-name="Source_20_Text">Instructor</text:span> can create and edit their courses, <text:span text:style-name="Source_20_Text">Student</text:span> can enroll and track progress, <text:span text:style-name="Source_20_Text">Admin</text:span> has full control).</text:p>
        </text:list-item>
        <text:list-item>
          <text:p text:style-name="P7"><text:span text:style-name="Strong_20_Emphasis">Fine-grained Authorization:</text:span> Extend RBAC to control access to <text:span text:style-name="Emphasis">specific courses</text:span> or <text:span text:style-name="Emphasis">quiz results</text:span>. For example, an <text:span text:style-name="Source_20_Text">Instructor</text:span> can only manage <text:span text:style-name="Emphasis">their own</text:span> courses, and a <text:span text:style-name="Source_20_Text">Student</text:span> can only view <text:span text:style-name="Emphasis">their own</text:span> progress and quiz scores.</text:p>
        </text:list-item>
        <text:list-item>
          <text:p text:style-name="P7"><text:span text:style-name="Strong_20_Emphasis">Secure Handling of User Credentials:</text:span> Store hashed passwords using <text:span text:style-name="Source_20_Text">bcrypt.js</text:span>. Enforce strong password policies.</text:p>
        </text:list-item>
        <text:list-item>
          <text:p text:style-name="P7"><text:span text:style-name="Strong_20_Emphasis">Secure Storage &amp; Encryption:</text:span> Encrypt sensitive user data (e.g., <text:span text:style-name="Emphasis">simulated</text:span> academic records, detailed quiz answers if stored) at rest in the database (e.g., using Node.js's <text:span text:style-name="Source_20_Text">crypto</text:span> module for AES-256) and ensure all communication is over TLS/SSL.</text:p>
        </text:list-item>
      </text:list>
      <text:h text:style-name="Heading_20_3" text:outline-level="3">7. Building a Distributed System</text:h>
      <text:list xml:id="list1875242261" text:style-name="L8">
        <text:list-item>
          <text:p text:style-name="P8">This microservice architecture inherently forms a distributed system. Each service operates independently, enabling scalable and resilient operation, crucial for handling a large number of <text:span text:style-name="Emphasis">simulated</text:span> concurrent learners.</text:p>
        </text:list-item>
        <text:list-item>
          <text:p text:style-name="P8">Address concepts like distributed tracing (e.g., OpenTelemetry), eventual consistency (e.g., leaderboard updates might lag slightly behind real-time quiz completions), and resilience patterns (e.g., circuit breakers, retries for inter-service communication).</text:p>
        </text:list-item>
      </text:list>
      <text:h text:style-name="Heading_20_3" text:outline-level="3">8. Containerization (Docker) &amp; Cloud Deployment (AWS)</text:h>
      <text:list xml:id="list2870779433" text:style-name="L9">
        <text:list-item>
          <text:p text:style-name="P9"><text:span text:style-name="Strong_20_Emphasis">Docker:</text:span> Create <text:span text:style-name="Source_20_Text">Dockerfile</text:span>s for each microservice. Use <text:span text:style-name="Source_20_Text">docker-compose</text:span> for local development setup, orchestrating all services together.</text:p>
        </text:list-item>
        <text:list-item>
          <text:p text:style-name="P9"><text:span text:style-name="Strong_20_Emphasis">AWS Deployment:</text:span></text:p>
          <text:list>
            <text:list-item>
              <text:p text:style-name="P9"><text:span text:style-name="Strong_20_Emphasis">EC2/ECS/EKS:</text:span> Deploy containerized services on EC2 instances or leverage AWS Elastic Container Service (ECS) or Elastic Kubernetes Service (EKS) for robust container orchestration, managing service scaling and reliability in a production-like environment.</text:p>
            </text:list-item>
            <text:list-item>
              <text:p text:style-name="P9"><text:span text:style-name="Strong_20_Emphasis">S3:</text:span> Use S3 buckets for cost-effective storage of large <text:span text:style-name="Emphasis">mock</text:span> course materials (e.g., simulated video files, large lesson texts), backup archives, or static assets for the frontend. Implement APIs to upload, get, and delete these course-related files.</text:p>
            </text:list-item>
            <text:list-item>
              <text:p text:style-name="P9"><text:span text:style-name="Strong_20_Emphasis">SQS:</text:span> Use AWS Simple Queue Service for asynchronous message queue communication between microservices, ensuring reliable delivery of events like quiz completions or badge awards.</text:p>
            </text:list-item>
            <text:list-item>
              <text:p text:style-name="P9"><text:span text:style-name="Strong_20_Emphasis">Lambda:</text:span> Create Lambda functions for event-driven tasks, suchs as triggering a gamification calculation when a new lesson completion event is published to SQS, or resizing images uploaded to S3.</text:p>
            </text:list-item>
            <text:list-item>
              <text:p text:style-name="P9"><text:span text:style-name="Strong_20_Emphasis">RDS:</text:span> For managed relational database services (PostgreSQL/MySQL) to store user data, course metadata, enrollment details, and analytics logs.</text:p>
            </text:list-item>
            <text:list-item>
              <text:p text:style-name="P9"><text:span text:style-name="Strong_20_Emphasis">CloudWatch:</text:span> For centralized logging, monitoring, and setting up alarms across all services, providing visibility into the simulated platform's health and performance.</text:p>
            </text:list-item>
          </text:list>
        </text:list-item>
      </text:list>
      <text:h text:style-name="Heading_20_3" text:outline-level="3"><text:soft-page-break/>9. Unit &amp; Integration Test Cases</text:h>
      <text:list xml:id="list919817436" text:style-name="L10">
        <text:list-item>
          <text:p text:style-name="P10"><text:span text:style-name="Strong_20_Emphasis">Unit Tests:</text:span> Use <text:span text:style-name="Source_20_Text">Jest</text:span> or <text:span text:style-name="Source_20_Text">Mocha</text:span>/<text:span text:style-name="Source_20_Text">Chai</text:span> to write unit tests for individual functions, modules, and business logic within each service (e.g., testing quiz grading logic, enrollment validation, badge awarding criteria, password hashing).</text:p>
        </text:list-item>
        <text:list-item>
          <text:p text:style-name="P10"><text:span text:style-name="Strong_20_Emphasis">Integration Tests:</text:span> Use <text:span text:style-name="Source_20_Text">Supertest</text:span> to test Express.js API endpoints. Crucially, write integration tests that span multiple services by simulating message queue interactions and WebSocket connections (e.g., simulate a user enrolling in a course, verify the Enrollment Service processes it, the Gamification Service awards points, and the user receives a notification). This demonstrates end-to-end functionality across the distributed system.</text:p>
        </text:list-item>
      </text:list>
      <text:h text:style-name="Heading_20_3" text:outline-level="3">10. Advanced Database Queries &amp; Operations</text:h>
      <text:list xml:id="list1300527590" text:style-name="L11">
        <text:list-item>
          <text:p text:style-name="P11"><text:span text:style-name="Strong_20_Emphasis">ORM Library:</text:span> Use <text:span text:style-name="Source_20_Text">Sequelize</text:span>, <text:span text:style-name="Source_20_Text">TypeORM</text:span>, or <text:span text:style-name="Source_20_Text">Knex.js</text:span> for database interactions.</text:p>
        </text:list-item>
        <text:list-item>
          <text:p text:style-name="P11"><text:span text:style-name="Strong_20_Emphasis">Advanced Queries:</text:span></text:p>
          <text:list>
            <text:list-item>
              <text:p text:style-name="P11"><text:span text:style-name="Strong_20_Emphasis">Joins:</text:span> Retrieve course details along with enrolled students and their progress, or user profiles with all badges they have earned.</text:p>
            </text:list-item>
            <text:list-item>
              <text:p text:style-name="P11"><text:span text:style-name="Strong_20_Emphasis">Subqueries:</text:span> Example: Find all students who have completed all quizzes in a specific course module.</text:p>
            </text:list-item>
            <text:list-item>
              <text:p text:style-name="P11"><text:span text:style-name="Strong_20_Emphasis">Transactions:</text:span> Implement database transactions to ensure data integrity for critical operations like <text:span text:style-name="Emphasis">simulated</text:span> course enrollment (e.g., deducting simulated payment and updating enrollment status atomically).</text:p>
            </text:list-item>
          </text:list>
        </text:list-item>
        <text:list-item>
          <text:p text:style-name="P11"><text:span text:style-name="Strong_20_Emphasis">Query Optimization:</text:span></text:p>
          <text:list>
            <text:list-item>
              <text:p text:style-name="P11"><text:span text:style-name="Strong_20_Emphasis">Indexing:</text:span> Create indexes on frequently queried columns (e.g., <text:span text:style-name="Source_20_Text">user_id</text:span>, <text:span text:style-name="Source_20_Text">course_id</text:span>, <text:span text:style-name="Source_20_Text">lesson_id</text:span>, <text:span text:style-name="Source_20_Text">completion_date</text:span>, <text:span text:style-name="Source_20_Text">quiz_score</text:span>) to significantly speed up search and retrieval of progress and analytics data.</text:p>
            </text:list-item>
            <text:list-item>
              <text:p text:style-name="P11"><text:span text:style-name="Strong_20_Emphasis">Pagination:</text:span> Implement efficient pagination for listing courses, users, or historical activity logs in dashboards.</text:p>
            </text:list-item>
          </text:list>
        </text:list-item>
        <text:list-item>
          <text:p text:style-name="P11"><text:span text:style-name="Strong_20_Emphasis">Database Migration Tools:</text:span> Use <text:span text:style-name="Source_20_Text">Sequelize CLI</text:span> or <text:span text:style-name="Source_20_Text">Knex migrations</text:span> to manage database schema changes in a version-controlled, automated manner, ensuring seamless updates and rollbacks as the platform evolves.</text:p>
        </text:list-item>
      </text:list>
      <text:h text:style-name="Heading_20_3" text:outline-level="3">11. Centralized Error Handling &amp; Logging</text:h>
      <text:list xml:id="list323168269" text:style-name="L12">
        <text:list-item>
          <text:p text:style-name="P12"><text:span text:style-name="Strong_20_Emphasis">Error Handling:</text:span> Implement robust error handling middleware in Express.js for each service to catch unhandled exceptions and promise rejections (e.g., using <text:span text:style-name="Source_20_Text">async-handler</text:span> for Express route handlers). This ensures errors are gracefully handled and propagated correctly across the microservices.</text:p>
        </text:list-item>
        <text:list-item>
          <text:p text:style-name="P12"><text:span text:style-name="Strong_20_Emphasis">Logging:</text:span> Use a robust logging library like <text:span text:style-name="Source_20_Text">Winston</text:span> or <text:span text:style-name="Source_20_Text">Pino</text:span> to capture and log errors, warnings, and informational messages across all microservices. This provides a unified view of system behavior.</text:p>
        </text:list-item>
        <text:list-item>
          <text:p text:style-name="P12"><text:soft-page-break/><text:span text:style-name="Strong_20_Emphasis">Logging Levels:</text:span> Configure different logging levels (debug, info, warn, error, fatal) for fine-grained control over log verbosity, allowing for detailed debugging in development and focused error monitoring in production.</text:p>
        </text:list-item>
        <text:list-item>
          <text:p text:style-name="P12"><text:span text:style-name="Strong_20_Emphasis">Log Rotation:</text:span> Discuss and implement strategies for log rotation (e.g., using <text:span text:style-name="Source_20_Text">logrotate</text:span> on Linux or specific logging library configurations) to manage log file sizes, especially for high-volume activity logs from simulated user interactions.</text:p>
        </text:list-item>
        <text:list-item>
          <text:p text:style-name="P12"><text:span text:style-name="Strong_20_Emphasis">Error Monitoring &amp; Alerting:</text:span> Integrate with AWS CloudWatch Logs to collect all service logs centrally. Set up CloudWatch Metric Filters and Alarms to detect high error rates or specific critical error messages, sending notifications via SNS to a responsible team/individual. This enables proactive incident response.</text:p>
        </text:list-item>
      </text:list>
      <text:h text:style-name="Heading_20_3" text:outline-level="3">12. Performance Profiling &amp; Benchmarking</text:h>
      <text:list xml:id="list1651858631" text:style-name="L13">
        <text:list-item>
          <text:p text:style-name="P13"><text:span text:style-name="Strong_20_Emphasis">Tools:</text:span> Utilize Node.js's <text:span text:style-name="Source_20_Text">perf_hooks</text:span> for micro-benchmarking specific code sections. Use <text:span text:style-name="Source_20_Text">clinic.js</text:span> (Doctor, Bubbleprof, Flame) for detailed CPU, memory, and event loop profiling, particularly within the <text:span text:style-name="Source_20_Text">Quiz &amp; Assessment Service</text:span> and <text:span text:style-name="Source_20_Text">Gamification Service</text:span> when handling many <text:span text:style-name="Emphasis">simulated</text:span> concurrent users.</text:p>
        </text:list-item>
        <text:list-item>
          <text:p text:style-name="P13"><text:span text:style-name="Strong_20_Emphasis">Memory Management:</text:span> Analyze memory usage with tools like <text:span text:style-name="Source_20_Text">heapdump</text:span> or <text:span text:style-name="Source_20_Text">memwatch-next</text:span> to identify potential memory leaks, especially in long-running services that manage many <text:span text:style-name="Emphasis">simulated</text:span> user sessions or active courses. Optimize garbage collection by avoiding unnecessary object allocations.</text:p>
        </text:list-item>
        <text:list-item>
          <text:p text:style-name="P13"><text:span text:style-name="Strong_20_Emphasis">Caching (Redis/Memcached):</text:span></text:p>
          <text:list>
            <text:list-item>
              <text:p text:style-name="P13">Implement Redis for caching frequently accessed data:</text:p>
              <text:list>
                <text:list-item>
                  <text:p text:style-name="P13">Frequently accessed course content or quiz questions (to reduce database load).</text:p>
                </text:list-item>
                <text:list-item>
                  <text:p text:style-name="P13">User progress updates or leaderboard data (for quick retrieval).</text:p>
                </text:list-item>
                <text:list-item>
                  <text:p text:style-name="P13">User authentication tokens and session data.</text:p>
                </text:list-item>
              </text:list>
            </text:list-item>
          </text:list>
        </text:list-item>
      </text:list>
      <text:h text:style-name="Heading_20_3" text:outline-level="3">13. Load Testing &amp; Performance Tuning</text:h>
      <text:list xml:id="list1464492141" text:style-name="L14">
        <text:list-item>
          <text:p text:style-name="P14"><text:span text:style-name="Strong_20_Emphasis">Load Testing:</text:span> Use tools like <text:span text:style-name="Source_20_Text">k6</text:span> or <text:span text:style-name="Source_20_Text">Apache JMeter</text:span> to simulate high concurrent user connections and <text:span text:style-name="Emphasis">simulated</text:span> learning activities (e.g., many students enrolling, taking quizzes, completing lessons simultaneously). Stress-test the platform's ability to handle high loads and maintain consistency.</text:p>
        </text:list-item>
        <text:list-item>
          <text:p text:style-name="P14"><text:span text:style-name="Strong_20_Emphasis">Performance Tuning:</text:span> Based on load test results, optimize database queries, refine caching strategies, and scale services horizontally. Analyze the performance of grading algorithms and gamification updates under various loads.</text:p>
        </text:list-item>
      </text:list>
      <text:h text:style-name="Heading_20_3" text:outline-level="3">14. Scaling &amp; Load Balancing Strategies</text:h>
      <text:list xml:id="list3327553821" text:style-name="L15">
        <text:list-item>
          <text:p text:style-name="P15"><text:span text:style-name="Strong_20_Emphasis">Horizontal Scaling:</text:span> Design services to be stateless where possible, allowing them to be scaled horizontally by simply adding more instances behind a load balancer. This is crucial for handling increasing numbers of <text:span text:style-name="Emphasis">simulated</text:span> concurrent learners.</text:p>
        </text:list-item>
        <text:list-item>
          <text:p text:style-name="P15"><text:soft-page-break/><text:span text:style-name="Strong_20_Emphasis">Load Balancing:</text:span> Use a cloud-provided Load Balancer (e.g., AWS Application Load Balancer - ALB) to distribute incoming API requests and WebSocket connections across multiple instances of each service, ensuring even distribution of load.</text:p>
        </text:list-item>
        <text:list-item>
          <text:p text:style-name="P15"><text:span text:style-name="Strong_20_Emphasis">Auto-Scaling:</text:span> Configure AWS Auto Scaling Groups to automatically adjust the number of service instances based on real-time metrics like CPU utilization or incoming message queue depth, ensuring elastic capacity to meet fluctuating demand.</text:p>
        </text:list-item>
      </text:list>
      <text:h text:style-name="Heading_20_3" text:outline-level="3">15. Secure Data Handling &amp; Compliance</text:h>
      <text:list xml:id="list922291563" text:style-name="L16">
        <text:list-item>
          <text:p text:style-name="P16"><text:span text:style-name="Strong_20_Emphasis">Encryption:</text:span> Encrypt sensitive user data (e.g., <text:span text:style-name="Emphasis">simulated</text:span> personal information, quiz results if deemed sensitive) at rest in the database using application-level encryption (e.g., Node.js's <text:span text:style-name="Source_20_Text">crypto</text:span> module for AES-256) and ensure all communication is over TLS/SSL.</text:p>
        </text:list-item>
        <text:list-item>
          <text:p text:style-name="P16"><text:span text:style-name="Strong_20_Emphasis">Data Masking:</text:span> For non-production environments, implement data masking for sensitive fields (e.g., mock user data, simulated quiz answers) to protect privacy during development and testing.</text:p>
        </text:list-item>
        <text:list-item>
          <text:p text:style-name="P16"><text:span text:style-name="Strong_20_Emphasis">Security Testing &amp; Vulnerability Scanning:</text:span> Regularly use tools like OWASP ZAP for dynamic application security testing (DAST) and Snyk for static application security testing (SAST) to identify common web vulnerabilities (XSS, SQL injection, CSRF) and outdated dependencies.</text:p>
        </text:list-item>
        <text:list-item>
          <text:p text:style-name="P16"><text:span text:style-name="Strong_20_Emphasis">Compliance (e.g., GDPR, CCPA):</text:span></text:p>
          <text:list>
            <text:list-item>
              <text:p text:style-name="P16">Implement <text:span text:style-name="Strong_20_Emphasis">data minimization</text:span> (only collect necessary data for functionality).</text:p>
            </text:list-item>
            <text:list-item>
              <text:p text:style-name="P16">Provide clear <text:span text:style-name="Strong_20_Emphasis">privacy policies</text:span> and obtain user consent for data collection and processing.</text:p>
            </text:list-item>
            <text:list-item>
              <text:p text:style-name="P16">Enable users to exercise their rights (e.g., <text:span text:style-name="Strong_20_Emphasis">right to access, rectify, and delete</text:span> their data and <text:span text:style-name="Emphasis">simulated</text:span> learning records).</text:p>
            </text:list-item>
          </text:list>
        </text:list-item>
        <text:list-item>
          <text:p text:style-name="P16"><text:span text:style-name="Strong_20_Emphasis">Secure Communication Protocols (TLS/SSL):</text:span> Ensure all public-facing endpoints and inter-service communication (where not via private network) use HTTPS/TLS.</text:p>
        </text:list-item>
        <text:list-item>
          <text:p text:style-name="P16"><text:span text:style-name="Strong_20_Emphasis">Security Monitoring &amp; Incident Response:</text:span> Integrate with AWS CloudTrail for API activity logging and set up CloudWatch alarms for suspicious activities (e.g., failed login attempts, unauthorized course access). Establish basic incident response procedures.</text:p>
        </text:list-item>
      </text:list>
      <text:h text:style-name="Heading_20_2" text:outline-level="2">Key Technologies to Use</text:h>
      <text:list xml:id="list3049082398" text:style-name="L17">
        <text:list-item>
          <text:p text:style-name="P17"><text:span text:style-name="Strong_20_Emphasis">Backend:</text:span> Express.js (or Fastify for high-performance use cases), Node.js, JavaScript (TypeScript recommended for type safety and maintainability)</text:p>
        </text:list-item>
        <text:list-item>
          <text:p text:style-name="P17"><text:span text:style-name="Strong_20_Emphasis">Database:</text:span> PostgreSQL/MySQL (managed via AWS RDS), Sequelize/TypeORM/Knex.js (ORM/Query Builder)</text:p>
        </text:list-item>
        <text:list-item>
          <text:p text:style-name="P17"><text:span text:style-name="Strong_20_Emphasis">Security:</text:span> <text:span text:style-name="Source_20_Text">jsonwebtoken</text:span>, <text:span text:style-name="Source_20_Text">bcrypt.js</text:span>, <text:span text:style-name="Source_20_Text">passport.js</text:span> (for OAuth/SSO), <text:span text:style-name="Source_20_Text">speakeasy</text:span> (for MFA)</text:p>
        </text:list-item>
        <text:list-item>
          <text:p text:style-name="P17"><text:span text:style-name="Strong_20_Emphasis">Messaging:</text:span> AWS SQS (for asynchronous message queuing), Socket.IO (for WebSocket real-time updates)</text:p>
        </text:list-item>
        <text:list-item>
          <text:p text:style-name="P17"><text:soft-page-break/><text:span text:style-name="Strong_20_Emphasis">Operations:</text:span> Docker (for containerization), AWS (EC2, S3, SQS, Lambda, RDS, CloudWatch, ALB for cloud services), Redis (for caching)</text:p>
        </text:list-item>
        <text:list-item>
          <text:p text:style-name="P17"><text:span text:style-name="Strong_20_Emphasis">Logging:</text:span> Winston or Pino</text:p>
        </text:list-item>
        <text:list-item>
          <text:p text:style-name="P17"><text:span text:style-name="Strong_20_Emphasis">Testing:</text:span> Jest, Supertest</text:p>
        </text:list-item>
      </text:list>
      <text:h text:style-name="Heading_20_2" text:outline-level="2">Learning Outcomes</text:h>
      <text:p text:style-name="Text_20_body">This project provides unparalleled hands-on experience in designing, developing, and deploying a complex, real-time distributed microservice architecture. You will gain mastery in asynchronous operations, implement sophisticated business logic (e.g., quiz grading, gamification rules), build robust security mechanisms, optimize application performance, effectively manage cloud infrastructure, and apply comprehensive testing methodologies. Crucially, you will learn to utilize data and user interaction simulation effectively, overcoming hardware limitations to build and validate a production-ready, highly interactive e-learning system.</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5T19:31:11.391845836</meta:creation-date>
    <dc:date>2025-06-25T19:31:51.494460271</dc:date>
    <meta:editing-duration>PT41S</meta:editing-duration>
    <meta:editing-cycles>1</meta:editing-cycles>
    <meta:generator>LibreOffice/7.3.7.2$Linux_X86_64 LibreOffice_project/30$Build-2</meta:generator>
    <meta:document-statistic meta:table-count="0" meta:image-count="0" meta:object-count="0" meta:page-count="8" meta:paragraph-count="114" meta:word-count="2426" meta:character-count="17738" meta:non-whitespace-character-count="15516"/>
  </office:meta>
</office:document-meta>
</file>